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9pt" fo:letter-spacing="normal" fo:font-style="normal" fo:font-weight="normal"/>
    </style:style>
    <style:style style:name="T1" style:family="text">
      <style:text-properties officeooo:rsid="00107b2f"/>
    </style:style>
    <style:style style:name="T2" style:family="text">
      <style:text-properties officeooo:rsid="0011c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es<text:tab/><text:tab/><text:tab/><text:tab/><text:tab/><text:tab/></text:span><text:tab/><text:tab/><text:tab/><text:tab/><text:tab/><text:span text:style-name="T1">26/04/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58:54.155698009</meta:creation-date>
    <dc:date>2023-04-26T16:02:22.917545147</dc:date>
    <meta:editing-duration>PT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27" meta:non-whitespace-character-count="16"/>
  </office:meta>
</office:document-meta>
</file>